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4"/>
    <style:style style:name="ce2" style:family="table-cell" style:parent-style-name="Default" style:data-style-name="N122"/>
    <style:style style:name="ce3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kW</text:p>
          </table:table-cell>
        </table:table-row>
        <table:table-row table:style-name="ro1">
          <table:table-cell office:value-type="string" calcext:value-type="string">
            <text:p>tot W</text:p>
          </table:table-cell>
          <table:table-cell table:formula="of:=[.B2]*[.B4]" office:value-type="float" office:value="60000" calcext:value-type="float">
            <text:p>60000</text:p>
          </table:table-cell>
          <table:table-cell office:value-type="string" calcext:value-type="string">
            <text:p><text:s/>kW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EO</text:p>
          </table:table-cell>
          <table:table-cell office:value-type="float" office:value="153054000" calcext:value-type="float">
            <text:p>153054000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office:value-type="string" calcext:value-type="string">
            <text:p>RR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%</text:p>
          </table:table-cell>
        </table:table-row>
        <table:table-row table:style-name="ro1">
          <table:table-cell office:value-type="string" calcext:value-type="string">
            <text:p>Ma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% CC</text:p>
          </table:table-cell>
        </table:table-row>
        <table:table-row table:style-name="ro1">
          <table:table-cell office:value-type="string" calcext:value-type="string">
            <text:p>tot Maint</text:p>
          </table:table-cell>
          <table:table-cell table:style-name="ce1" table:formula="of:=[.B15]*[.B7]/100" office:value-type="currency" office:currency="USD" office:value="2400000" calcext:value-type="currency">
            <text:p>$2,400,000.00</text:p>
          </table:table-cell>
          <table:table-cell office:value-type="string" calcext:value-type="string">
            <text:p><text:s/>$ per Year</text:p>
          </table:table-cell>
        </table:table-row>
        <table:table-row table:style-name="ro1">
          <table:table-cell office:value-type="string" calcext:value-type="string">
            <text:p>Site Cost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s/>$ per Turb</text:p>
          </table:table-cell>
        </table:table-row>
        <table:table-row table:style-name="ro1">
          <table:table-cell office:value-type="string" calcext:value-type="string">
            <text:p>Total SiteCost</text:p>
          </table:table-cell>
          <table:table-cell table:formula="of:=[.B4]*[.B9]" office:value-type="float" office:value="500000" calcext:value-type="float">
            <text:p>500000</text:p>
          </table:table-cell>
          <table:table-cell office:value-type="string" calcext:value-type="string">
            <text:p><text:s/>$</text:p>
          </table:table-cell>
        </table:table-row>
        <table:table-row table:style-name="ro1">
          <table:table-cell office:value-type="string" calcext:value-type="string">
            <text:p>Ann Taxes</text:p>
          </table:table-cell>
          <table:table-cell table:style-name="ce1" office:value-type="currency" office:currency="USD" office:value="6250" calcext:value-type="currency">
            <text:p>$6,250.00</text:p>
          </table:table-cell>
          <table:table-cell office:value-type="string" calcext:value-type="string">
            <text:p><text:s/>per Turb</text:p>
          </table:table-cell>
        </table:table-row>
        <table:table-row table:style-name="ro1">
          <table:table-cell office:value-type="string" calcext:value-type="string">
            <text:p>Tot Ann Taxesd</text:p>
          </table:table-cell>
          <table:table-cell table:style-name="ce1" table:formula="of:=[.B4]*[.B11]" office:value-type="currency" office:currency="USD" office:value="125000" calcext:value-type="currency">
            <text:p>$125,000.00</text:p>
          </table:table-cell>
          <table:table-cell office:value-type="string" calcext:value-type="string">
            <text:p><text:s/>$ per Y</text:p>
          </table:table-cell>
        </table:table-row>
        <table:table-row table:style-name="ro1">
          <table:table-cell office:value-type="string" calcext:value-type="string">
            <text:p>Live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</table:table-row>
        <table:table-row table:style-name="ro1">
          <table:table-cell office:value-type="string" calcext:value-type="string">
            <text:p>CapCost</text:p>
          </table:table-cell>
          <table:table-cell table:style-name="ce1" office:value-type="currency" office:currency="USD" office:value="2000" calcext:value-type="currency">
            <text:p>$2,000.00</text:p>
          </table:table-cell>
          <table:table-cell office:value-type="string" calcext:value-type="string">
            <text:p><text:s/>per kW</text:p>
          </table:table-cell>
        </table:table-row>
        <table:table-row table:style-name="ro1">
          <table:table-cell office:value-type="string" calcext:value-type="string">
            <text:p>tot Cap Cost</text:p>
          </table:table-cell>
          <table:table-cell table:style-name="ce1" table:formula="of:=[.B14]*[.B3]" office:value-type="currency" office:currency="USD" office:value="120000000" calcext:value-type="currency">
            <text:p>$120,000,000.00</text:p>
          </table:table-cell>
          <table:table-cell office:value-type="string" calcext:value-type="string">
            <text:p><text:s/>$</text:p>
          </table:table-cell>
        </table:table-row>
        <table:table-row table:style-name="ro1">
          <table:table-cell office:value-type="string" calcext:value-type="string">
            <text:p>to Cost</text:p>
          </table:table-cell>
          <table:table-cell table:style-name="ce1" table:formula="of:=[.B15]+[.B10]" office:value-type="currency" office:currency="USD" office:value="120500000" calcext:value-type="currency">
            <text:p>$120,500,000.00</text:p>
          </table:table-cell>
          <table:table-cell/>
        </table:table-row>
        <table:table-row table:style-name="ro1">
          <table:table-cell office:value-type="string" calcext:value-type="string">
            <text:p>Amort</text:p>
          </table:table-cell>
          <table:table-cell table:style-name="ce1" table:formula="of:=[.B16]*([.B6]/100 + 1/[.B13])" office:value-type="currency" office:currency="USD" office:value="9640000" calcext:value-type="currency">
            <text:p>$9,640,000.00</text:p>
          </table:table-cell>
          <table:table-cell office:value-type="string" calcext:value-type="string">
            <text:p><text:s/>$ per Year</text:p>
          </table:table-cell>
        </table:table-row>
        <table:table-row table:style-name="ro1">
          <table:table-cell office:value-type="string" calcext:value-type="string">
            <text:p>tot Year cost</text:p>
          </table:table-cell>
          <table:table-cell table:style-name="ce1" table:formula="of:=[.B17]+[.B12] + [.B8]" office:value-type="currency" office:currency="USD" office:value="12165000" calcext:value-type="currency">
            <text:p>$12,165,000.00</text:p>
          </table:table-cell>
          <table:table-cell office:value-type="string" calcext:value-type="string">
            <text:p><text:s/>$ per yea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st/kW</text:p>
          </table:table-cell>
          <table:table-cell table:style-name="ce2" table:formula="of:=[.B18]/[.B5]" office:value-type="currency" office:currency="USD" office:value="0.0794817515386726" calcext:value-type="currency">
            <text:p>$0.07948</text:p>
          </table:table-cell>
          <table:table-cell office:value-type="string" calcext:value-type="string">
            <text:p><text:s/>$/kWh</text:p>
          </table:table-cell>
        </table:table-row>
      </table:table>
      <table:table table:name="Steam akkum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wer kW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string" calcext:value-type="string">
            <text:p>KPD %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Time, H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Time, sec</text:p>
          </table:table-cell>
          <table:table-cell table:formula="of:=[.B3]*3600" office:value-type="float" office:value="36000" calcext:value-type="float">
            <text:p>36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Energy, kJou</text:p>
          </table:table-cell>
          <table:table-cell table:formula="of:=[.B1]*[.B4]/[.B2]" office:value-type="float" office:value="109090909090.909" calcext:value-type="float">
            <text:p>109090909090.909</text:p>
          </table:table-cell>
          <table:table-cell office:value-type="string" calcext:value-type="string">
            <text:p>kJ</text:p>
          </table:table-cell>
        </table:table-row>
        <table:table-row table:style-name="ro1">
          <table:table-cell office:value-type="string" calcext:value-type="string">
            <text:p>Teploemk Wa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J/(kg*K)</text:p>
          </table:table-cell>
        </table:table-row>
        <table:table-row table:style-name="ro1">
          <table:table-cell office:value-type="string" calcext:value-type="string">
            <text:p>d Tem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need water</text:p>
          </table:table-cell>
          <table:table-cell table:formula="of:=[.B5]/([.B6]*[.B7])" office:value-type="float" office:value="545454545.454546" calcext:value-type="float">
            <text:p>545454545.45454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Volume water</text:p>
          </table:table-cell>
          <table:table-cell table:style-name="ce3" table:formula="of:=[.B8]/1000" office:value-type="float" office:value="545454.545454546" calcext:value-type="float">
            <text:p>545455</text:p>
          </table:table-cell>
          <table:table-cell office:value-type="string" calcext:value-type="string">
            <text:p>M ^ 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rav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aise 1 kg 100 m</text:p>
          </table:table-cell>
          <table:table-cell table:formula="of:=[.B12]*[.B11]" office:value-type="float" office:value="1000" calcext:value-type="float">
            <text:p>100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/>
          <table:table-cell table:formula="of:=[.B13]/1000" office:value-type="float" office:value="1" calcext:value-type="float">
            <text:p>1</text:p>
          </table:table-cell>
          <table:table-cell office:value-type="string" calcext:value-type="string">
            <text:p>kJ</text:p>
          </table:table-cell>
        </table:table-row>
        <table:table-row table:style-name="ro1">
          <table:table-cell office:value-type="string" calcext:value-type="string">
            <text:p>need water</text:p>
          </table:table-cell>
          <table:table-cell table:formula="of:=[.B5]/[.B14]" office:value-type="float" office:value="109090909090.909" calcext:value-type="float">
            <text:p>109090909090.909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Vol water</text:p>
          </table:table-cell>
          <table:table-cell table:style-name="ce3" table:formula="of:=[.B15]/1000" office:value-type="float" office:value="109090909.090909" calcext:value-type="float">
            <text:p>109090909</text:p>
          </table:table-cell>
          <table:table-cell office:value-type="string" calcext:value-type="string">
            <text:p>M^3</text:p>
          </table:table-cell>
        </table:table-row>
        <table:table-row table:style-name="ro1">
          <table:table-cell office:value-type="string" calcext:value-type="string">
            <text:p>Diff H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ea M^2</text:p>
          </table:table-cell>
          <table:table-cell table:style-name="ce3" table:formula="of:=[.B16]/[.B17]" office:value-type="float" office:value="10909090.9090909" calcext:value-type="float">
            <text:p>10909091</text:p>
          </table:table-cell>
          <table:table-cell office:value-type="string" calcext:value-type="string">
            <text:p>M^2</text:p>
          </table:table-cell>
        </table:table-row>
        <table:table-row table:style-name="ro1">
          <table:table-cell office:value-type="string" calcext:value-type="string">
            <text:p>Area Km^2</text:p>
          </table:table-cell>
          <table:table-cell table:style-name="ce3" table:formula="of:=[.B18]/1000000" office:value-type="float" office:value="10.9090909090909" calcext:value-type="float">
            <text:p>11</text:p>
          </table:table-cell>
          <table:table-cell office:value-type="string" calcext:value-type="string">
            <text:p>Km^2</text:p>
          </table:table-cell>
        </table:table-row>
      </table:table>
      <table:table table:name="Heat room" table:style-name="ta1"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2 bottles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float" office:value="4183" calcext:value-type="float">
            <text:p>4183</text:p>
          </table:table-cell>
          <table:table-cell office:value-type="string" calcext:value-type="string">
            <text:p>J/(kg*C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[.B2]" office:value-type="float" office:value="4" calcext:value-type="float">
            <text:p>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table:formula="of:=[.B3]*[.B4]*[.B5]" office:value-type="float" office:value="501960" calcext:value-type="float">
            <text:p>50196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/>
          <table:table-cell table:formula="of:=[.B6]/1000" office:value-type="float" office:value="501.96" calcext:value-type="float">
            <text:p>501.96</text:p>
          </table:table-cell>
          <table:table-cell office:value-type="string" calcext:value-type="string">
            <text:p>kJ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uter</text:p>
          </table:table-cell>
          <table:table-cell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Time sec</text:p>
          </table:table-cell>
          <table:table-cell table:formula="of:=[.B11]*3600" office:value-type="float" office:value="28800" calcext:value-type="float">
            <text:p>288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table:formula="of:=[.B12]*[.B10]" office:value-type="float" office:value="2880000" calcext:value-type="float">
            <text:p>288000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Heat kJ</text:p>
          </table:table-cell>
          <table:table-cell table:formula="of:=[.B13]/1000" office:value-type="float" office:value="2880" calcext:value-type="float">
            <text:p>2880</text:p>
          </table:table-cell>
          <table:table-cell office:value-type="string" calcext:value-type="string">
            <text:p>kJ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ir in Room</text:p>
          </table:table-cell>
          <table:table-cell/>
        </table:table-row>
        <table:table-row table:style-name="ro1">
          <table:table-cell office:value-type="string" calcext:value-type="string">
            <text:p>Air heat cap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kJ/kg*C</text:p>
          </table:table-cell>
        </table:table-row>
        <table:table-row table:style-name="ro1">
          <table:table-cell office:value-type="string" calcext:value-type="string">
            <text:p>Room H</text:p>
          </table:table-cell>
          <table:table-cell table:formula="of:=2.6" office:value-type="float" office:value="2.6" calcext:value-type="float">
            <text:p>2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om L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om W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[.B20]*[.B19]*[.B18]" office:value-type="float" office:value="31.265" calcext:value-type="float">
            <text:p>31.265</text:p>
          </table:table-cell>
          <table:table-cell office:value-type="string" calcext:value-type="string">
            <text:p>M^3</text:p>
          </table:table-cell>
        </table:table-row>
        <table:table-row table:style-name="ro1">
          <table:table-cell office:value-type="string" calcext:value-type="string">
            <text:p>Air Dens</text:p>
          </table:table-cell>
          <table:table-cell office:value-type="float" office:value="1.225" calcext:value-type="float">
            <text:p>1.225</text:p>
          </table:table-cell>
          <table:table-cell office:value-type="string" calcext:value-type="string">
            <text:p>kg/m^3</text:p>
          </table:table-cell>
        </table:table-row>
        <table:table-row table:style-name="ro1">
          <table:table-cell office:value-type="string" calcext:value-type="string">
            <text:p>Air W</text:p>
          </table:table-cell>
          <table:table-cell table:formula="of:=[.B22]*[.B21]" office:value-type="float" office:value="38.299625" calcext:value-type="float">
            <text:p>38.29962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dT bottles</text:p>
          </table:table-cell>
          <table:table-cell table:formula="of:=[.B7]/([.B23]*[.B17])" office:value-type="float" office:value="18.2536678909387" calcext:value-type="float">
            <text:p>18.253667890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T comp</text:p>
          </table:table-cell>
          <table:table-cell table:formula="of:=[.B14]/([.B23]*[.B17])" office:value-type="float" office:value="104.730583165797" calcext:value-type="float">
            <text:p>104.7305831658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12:29:16.161799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ha </meta:initial-creator>
    <meta:creation-date>2016-02-17T22:44:30.223192977</meta:creation-date>
    <dc:date>2017-09-24T13:00:56.882644035</dc:date>
    <meta:editing-duration>PT1H13M13S</meta:editing-duration>
    <meta:editing-cycles>3</meta:editing-cycles>
    <meta:generator>LibreOffice/4.3.3.2$Linux_X86_64 LibreOffice_project/430m0$Build-2</meta:generator>
    <meta:document-statistic meta:table-count="3" meta:cell-count="167" meta:object-count="0"/>
  </office:meta>
</office:document-meta>
</file>